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1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Work with Jeff on Fungus Unity tutorials.</text:p>
          </table:table-cell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David Fungus Tutorial recording in multiple files, one for each chat bubble sequence. 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0" office:value-type="string">
            <text:p>New Antelope Up Store identifier Listing. <text:s text:c="2"/>(Home Edition)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7" office:value-type="string">
            <text:p>Mute hyena by default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10" office:value-type="string">
            <text:p>New high-resolution screenshots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0" office:value-type="string">
            <text:p>Slide effect for antelope cards across info page.</text:p>
          </table:table-cell>
          <table:table-cell table:style-name="ce6" office:value-type="string">
            <text:p>New Directions artwork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Tutorial Fungus Masaai guy talking.</text:p>
          </table:table-cell>
          <table:table-cell table:style-name="ce10" office:value-type="string">
            <text:p>Remove red lion card flipped over version</text:p>
          </table:table-cell>
          <table:table-cell table:style-name="ce6" office:value-type="string">
            <text:p>Launch icon for Android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Set hyena gets hit by fruit only if player wins and the hyena stays down.</text:p>
          </table:table-cell>
          <table:table-cell table:style-name="ce6" office:value-type="string">
            <text:p>Splash title arrangement of letters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6" office:value-type="string">
            <text:p>Map texture unselected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High Resolution screenshot plugin with auto composit.</text:p>
          </table:table-cell>
          <table:table-cell table:style-name="ce6" office:value-type="string">
            <text:p>Antelope font of info menu have the full name below the card in white with drop shadow. <text:s/>Card move up so that the bottom of the middle card is at the same height as the cards to the sides.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Return icon in Will's computer specs during game is too low on screen.</text:p>
          </table:table-cell>
          <table:table-cell table:style-name="ce7" office:value-type="string">
            <text:p>Create a hyena for info page. <text:s/>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Create a lion for info page. <text:s/>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MineSweeper Slash card and animation for lion card.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Extinct antelope art.</text:p>
          </table:table-cell>
          <table:table-cell table:style-name="Default" table:number-columns-repeated="2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 table:number-rows-repeated="31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4/09/2019</text:date>, <text:time>12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5H44M47S</meta:editing-duration>
    <meta:editing-cycles>167</meta:editing-cycles>
    <meta:generator>OpenOffice/4.1.6$Win32 OpenOffice.org_project/416m1$Build-9790</meta:generator>
    <dc:date>2019-04-09T12:27:19.2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